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kkal Majalla" svg:font-family="'Sakkal Majalla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1.592cm" fo:margin-left="-0.018cm" fo:margin-top="0cm" fo:margin-bottom="0cm" table:align="left" style:writing-mode="lr-tb"/>
    </style:style>
    <style:style style:name="Table1.A" style:family="table-column">
      <style:table-column-properties style:column-width="11.5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41cm" fo:border="1pt solid #a3a3a3"/>
    </style:style>
    <style:style style:name="Table1.A2" style:family="table-cell">
      <style:table-cell-properties fo:padding="0.141cm" fo:border-left="1pt solid #a3a3a3" fo:border-right="1pt solid #a3a3a3" fo:border-top="none" fo:border-bottom="1pt solid #a3a3a3"/>
    </style:style>
    <style:style style:name="Table1.3" style:family="table-row">
      <style:table-row-properties style:min-row-height="1.203cm" fo:keep-together="auto"/>
    </style:style>
    <style:style style:name="Table2" style:family="table">
      <style:table-properties style:width="11.592cm" fo:margin-left="-0.018cm" fo:margin-top="0cm" fo:margin-bottom="0cm" table:align="left" style:writing-mode="lr-tb"/>
    </style:style>
    <style:style style:name="Table2.A" style:family="table-column">
      <style:table-column-properties style:column-width="11.59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41cm" fo:border="1pt solid #a3a3a3"/>
    </style:style>
    <style:style style:name="Table2.A2" style:family="table-cell">
      <style:table-cell-properties fo:padding="0.141cm" fo:border-left="1pt solid #a3a3a3" fo:border-right="1pt solid #a3a3a3" fo:border-top="none" fo:border-bottom="1pt solid #a3a3a3"/>
    </style:style>
    <style:style style:name="Table2.3" style:family="table-row">
      <style:table-row-properties style:min-row-height="1.203cm" fo:keep-together="auto"/>
    </style:style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language-asian="sv" style:country-asian="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1">Vaccinmottagning covid-19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Vaccinmottagning covid-19 Rokotusvasthaanotto covid -19 </text:span></text:p>
          </table:table-cell>
        </table:table-row>
        <table:table-row table:style-name="Table1.3">
          <table:table-cell table:style-name="Table1.A2" office:value-type="string">
            <text:p text:style-name="Standard"><text:span text:style-name="T1">Vaccinmottagning covid-1</text:span></text:p>
            <text:p text:style-name="Standard"><text:span text:style-name="T1">Ingång 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Utgång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Har du glömt att fylla i din hälsodeklaration? Gör det här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Håll avstånd <text:line-break/>Ha din legitimation och hälsodeklaration lättillgänglig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Vänta här 15 minuter efter din vaccination. </text:span>Därefter kan du lämna vaccinationslokalen.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><text:span text:style-name="T1">Rokotusvasthaanotto covid -19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">Vain varattuja aikoja </text:span></text:p>
          </table:table-cell>
        </table:table-row>
        <table:table-row table:style-name="Table2.3">
          <table:table-cell table:style-name="Table2.A2" office:value-type="string">
            <text:p text:style-name="Standard"><text:span text:style-name="T1">Rokotusvasthaanotto covid -19</text:span></text:p>
            <text:p text:style-name="Standard"><text:span text:style-name="T1">Sisälekäynti 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">Uloskäynti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">Oletkos unohtannu täyttää sinun terhveysesittelyn?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">Piä väliä toishiin<text:line-break/>Piä henkilötoistus ja terhveysesittely saatavissa</text:span></text:p>
          </table:table-cell>
        </table:table-row>
        <table:table-row table:style-name="Table2.1">
          <table:table-cell table:style-name="Table2.A2" office:value-type="string">
            <text:p text:style-name="Standard">Oota tässä 15 minuttia rokotuksen jälkhiin. Sitte sie saatat jättää rokotushuohneen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kkal Majalla" svg:font-family="'Sakkal Majalla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aramond" fo:font-size="11pt" fo:language="sv" fo:country="SE" style:letter-kerning="true" style:font-name-asian="Calibri1" style:font-size-asian="8pt" style:language-asian="en" style:country-asian="US" style:font-name-complex="Times New Roman" style:font-size-complex="9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Garamond" fo:font-size="11pt" fo:language="sv" fo:country="SE" style:letter-kerning="true" style:font-name-asian="Calibri1" style:font-size-asian="8pt" style:language-asian="en" style:country-asian="US" style:font-name-complex="Times New Roman" style:font-size-complex="9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letter-kerning="false" style:font-size-asian="11pt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106cm" loext:contextual-spacing="false" fo:text-align="end" style:justify-single-word="false" fo:keep-together="always" fo:padding-left="0cm" fo:padding-right="0cm" fo:padding-top="0cm" fo:padding-bottom="0.035cm" fo:border-left="none" fo:border-right="none" fo:border-top="none" fo:border-bottom="1.5pt solid #c00000" fo:keep-with-next="always" style:writing-mode="rl-tb"/>
      <style:text-properties style:font-name="Garamond" fo:font-family="Garamond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82cm" fo:margin-bottom="0.071cm" loext:contextual-spacing="false" fo:text-align="end" style:justify-single-word="false" fo:keep-together="always" fo:keep-with-next="always" style:writing-mode="rl-tb"/>
      <style:text-properties style:font-name="Garamond" fo:font-family="Garamond" style:font-family-generic="roman" style:font-pitch="variable" fo:font-size="14pt" fo:font-weight="bold" style:letter-kerning="true" style:font-name-asian="F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.071cm" loext:contextual-spacing="false" fo:text-align="end" style:justify-single-word="false" fo:keep-together="always" fo:keep-with-next="always" style:writing-mode="rl-tb"/>
      <style:text-properties style:font-name="Garamond" fo:font-family="Garamond" style:font-family-generic="roman" style:font-pitch="variable" fo:font-size="12pt" fo:font-weight="bold" style:letter-kerning="true" style:font-name-asian="F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9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82cm" fo:margin-bottom="0.071cm" loext:contextual-spacing="false" fo:text-align="end" style:justify-single-word="false" fo:keep-together="always" fo:keep-with-next="always" style:writing-mode="rl-tb"/>
      <style:text-properties style:font-name="Garamond" fo:font-family="Garamond" style:font-family-generic="roman" style:font-pitch="variable" fo:font-size="8pt" fo:font-weight="bold" style:letter-kerning="true" style:font-name-asian="Times New Roman" style:font-family-asian="'Times New Roman'" style:font-family-generic-asian="system" style:font-pitch-asian="variable" style:font-size-asian="8pt" style:font-weight-asian="bold" style:font-name-complex="Times New Roman" style:font-family-complex="'Times New Roman'" style:font-family-generic-complex="system" style:font-pitch-complex="variable" style:font-size-complex="9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text-align="end" style:justify-single-word="false" fo:keep-together="always" fo:keep-with-next="always" style:writing-mode="rl-tb"/>
      <style:text-properties fo:color="#243f60" style:font-name="Cambria" fo:font-family="Cambria" style:font-family-generic="roman" style:font-pitch="variable" fo:font-size="8pt" style:letter-kerning="true" style:font-name-asian="F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9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text-align="end" style:justify-single-word="false" fo:keep-together="always" fo:keep-with-next="always" style:writing-mode="rl-tb"/>
      <style:text-properties fo:color="#243f60" style:font-name="Cambria" fo:font-family="Cambria" style:font-family-generic="roman" style:font-pitch="variable" fo:font-size="8pt" fo:font-style="italic" style:letter-kerning="true" style:font-name-asian="F" style:font-family-generic-asian="system" style:font-pitch-asian="variable" style:font-size-asian="8pt" style:font-style-asian="italic" style:font-name-complex="Times New Roman" style:font-family-complex="'Times New Roman'" style:font-family-generic-complex="system" style:font-pitch-complex="variable" style:font-size-complex="9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text-align="end" style:justify-single-word="false" fo:keep-together="always" fo:keep-with-next="always" style:writing-mode="rl-tb"/>
      <style:text-properties fo:color="#404040" style:font-name="Cambria" fo:font-family="Cambria" style:font-family-generic="roman" style:font-pitch="variable" fo:font-size="8pt" fo:font-style="italic" style:letter-kerning="true" style:font-name-asian="F" style:font-family-generic-asian="system" style:font-pitch-asian="variable" style:font-size-asian="8pt" style:font-style-asian="italic" style:font-name-complex="Times New Roman" style:font-family-complex="'Times New Roman'" style:font-family-generic-complex="system" style:font-pitch-complex="variable" style:font-size-complex="9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text-align="end" style:justify-single-word="false" fo:keep-together="always" fo:keep-with-next="always" style:writing-mode="rl-tb"/>
      <style:text-properties fo:color="#404040" style:font-name="Cambria" fo:font-family="Cambria" style:font-family-generic="roman" style:font-pitch="variable" fo:font-size="8pt" style:letter-kerning="true" style:font-name-asian="F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text-align="end" style:justify-single-word="false" fo:keep-together="always" fo:keep-with-next="always" style:writing-mode="rl-tb"/>
      <style:text-properties fo:color="#404040" style:font-name="Cambria" fo:font-family="Cambria" style:font-family-generic="roman" style:font-pitch="variable" fo:font-size="8pt" fo:font-style="italic" style:letter-kerning="true" style:font-name-asian="F" style:font-family-generic-asian="system" style:font-pitch-asian="variable" style:font-size-asian="8pt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Titel" style:family="paragraph" style:parent-style-name="Standard" style:next-style-name="Standard" style:default-outline-level="">
      <style:paragraph-properties fo:margin-top="0cm" fo:margin-bottom="0.071cm" loext:contextual-spacing="false" fo:text-align="end" style:justify-single-word="false" style:writing-mode="rl-tb"/>
      <style:text-properties style:font-name="Garamond" fo:font-family="Garamond" style:font-family-generic="roman" style:font-pitch="variable" fo:font-size="20pt" fo:font-weight="bold" style:letter-kerning="tru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ext" style:family="paragraph" style:parent-style-name="Standard" style:default-outline-level="">
      <style:paragraph-properties style:line-height-at-least="0.494cm" fo:text-align="end" style:justify-single-word="false" style:writing-mode="rl-tb"/>
      <style:text-properties fo:color="#000000" style:font-name="Garamond" fo:font-family="Garamond" style:font-family-generic="roman" style:font-pitch="variable" style:letter-kerning="true" style:font-name-complex="Sakkal Majalla" style:font-family-complex="'Sakkal Majalla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Otsikko_20_1_20_Char" style:display-name="Otsikko 1 Char" style:family="text" style:parent-style-name="Default_20_Paragraph_20_Font">
      <style:text-properties style:font-name="Verdana" fo:font-family="Verdan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Otsikko_20_2_20_Char" style:display-name="Otsikko 2 Char" style:family="text" style:parent-style-name="Default_20_Paragraph_20_Font">
      <style:text-properties style:font-name="Verdana" fo:font-family="Verdan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Otsikko_20_3_20_Char" style:display-name="Otsikko 3 Char" style:family="text" style:parent-style-name="Default_20_Paragraph_20_Font">
      <style:text-properties style:font-name="Verdana" fo:font-family="Verdan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Otsikko_20_4_20_Char" style:display-name="Otsikko 4 Char" style:family="text" style:parent-style-name="Default_20_Paragraph_20_Font">
      <style:text-properties style:font-name="Verdana" fo:font-family="Verdana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font-weight-asian="bold" style:font-style-complex="italic" style:font-weight-complex="bold"/>
    </style:style>
    <style:style style:name="Otsikko_20_5_20_Char" style:display-name="Otsikko 5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Times New Roman" style:font-family-complex="'Times New Roman'" style:font-family-generic-complex="system" style:font-pitch-complex="variable"/>
    </style:style>
    <style:style style:name="Otsikko_20_6_20_Char" style:display-name="Otsikko 6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Otsikko_20_7_20_Char" style:display-name="Otsikko 7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Otsikko_20_8_20_Char" style:display-name="Otsikk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Otsikko_20_9_20_Char" style:display-name="Otsikk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text_20_Char" style:display-name="text Char" style:family="text" style:parent-style-name="Default_20_Paragraph_20_Font">
      <style:text-properties fo:color="#000000" style:font-name-complex="Sakkal Majalla" style:font-family-complex="'Sakkal Majalla'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der Hariri</meta:initial-creator>
    <dc:creator>Trond Trosterud</dc:creator>
    <meta:editing-cycles>4</meta:editing-cycles>
    <meta:creation-date>2021-01-14T16:21:00</meta:creation-date>
    <dc:date>2021-02-13T14:59:00</dc:date>
    <meta:editing-duration>PT8M</meta:editing-duration>
    <meta:generator>LibreOffice/6.4.6.2$Linux_X86_64 LibreOffice_project/40$Build-2</meta:generator>
    <meta:document-statistic meta:table-count="2" meta:image-count="0" meta:object-count="0" meta:page-count="1" meta:paragraph-count="16" meta:word-count="77" meta:character-count="636" meta:non-whitespace-character-count="5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